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O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VC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DA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AE</text:p>
          </table:table-cell>
          <table:table-cell table:style-name="Default" office:value-type="string" calcext:value-type="string">
            <text:p>OP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PC</text:p>
          </table:table-cell>
          <table:table-cell office:value-type="string" calcext:value-type="string">
            <text:p>VAL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A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BE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6.9" calcext:value-type="float">
            <text:p>6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F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GI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8.2" calcext:value-type="float">
            <text:p>8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J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9" calcext:value-type="float">
            <text:p>1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K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L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8.6" calcext:value-type="float">
            <text:p>8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MN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7" calcext:value-type="float">
            <text:p>4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OQ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8.5" calcext:value-type="float">
            <text:p>8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10_RU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7.6" calcext:value-type="float">
            <text:p>7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A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2" calcext:value-type="float">
            <text:p>4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B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C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9" calcext:value-type="float">
            <text:p>1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D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1" calcext:value-type="float">
            <text:p>4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E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F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G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3.7" calcext:value-type="float">
            <text:p>3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H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3.3" calcext:value-type="float">
            <text:p>3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I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J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7" calcext:value-type="float">
            <text:p>2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K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8" calcext:value-type="float">
            <text:p>1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L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M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1" calcext:value-type="float">
            <text:p>4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N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8" calcext:value-type="float">
            <text:p>4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O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P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2" calcext:value-type="float">
            <text:p>4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Q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R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4.8" calcext:value-type="float">
            <text:p>4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S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T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21_U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A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9" calcext:value-type="float">
            <text:p>1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B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A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B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C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D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E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8" calcext:value-type="float">
            <text:p>2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F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G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4" calcext:value-type="float">
            <text:p>2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H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I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J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K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L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CM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D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E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9" calcext:value-type="float">
            <text:p>2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F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G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H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I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JA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JB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JC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K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L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MA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6" calcext:value-type="float">
            <text:p>2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MB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MC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7" calcext:value-type="float">
            <text:p>2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N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O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P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7" calcext:value-type="float">
            <text:p>2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QA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QB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R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S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9" calcext:value-type="float">
            <text:p>1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T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2.4" calcext:value-type="float">
            <text:p>2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38_U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5_A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9.8" calcext:value-type="float">
            <text:p>19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5_BE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9.8" calcext:value-type="float">
            <text:p>9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5_FZ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1.3" calcext:value-type="float">
            <text:p>1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5_GU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5_OQ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9.1" calcext:value-type="float">
            <text:p>19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A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A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A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B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A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B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C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C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C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D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E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F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G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G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8" calcext:value-type="float">
            <text:p>1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H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H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I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J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K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L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L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M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CM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D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E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E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F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G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G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G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H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H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H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HZ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HZ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I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JA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JA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JB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JC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K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K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5" calcext:value-type="float">
            <text:p>1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K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L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MA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MA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MB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MC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MC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N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N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N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NZ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O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P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7" calcext:value-type="float">
            <text:p>1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QA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4" calcext:value-type="float">
            <text:p>1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QB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R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R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SZ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SZ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6" calcext:value-type="float">
            <text:p>1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SZ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T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64_UZ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0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1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2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3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4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3" calcext:value-type="float">
            <text:p>0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5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6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2" calcext:value-type="float">
            <text:p>0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1" calcext:value-type="float">
            <text:p>0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8" calcext:value-type="float">
            <text:p>0,8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7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4" calcext:value-type="float">
            <text:p>0,4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3" calcext:value-type="float">
            <text:p>1,3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8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5" calcext:value-type="float">
            <text:p>0,5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0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1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2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3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1" calcext:value-type="float">
            <text:p>1,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4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5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6" calcext:value-type="float">
            <text:p>0,6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6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7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1.2" calcext:value-type="float">
            <text:p>1,2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8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7" calcext:value-type="float">
            <text:p>0,7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88_99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0.9" calcext:value-type="float">
            <text:p>0,9</text:p>
          </table:table-cell>
        </table:table-row>
        <table:table-row table:style-name="ro2">
          <table:table-cell office:value-type="string" calcext:value-type="string">
            <text:p>DOTEE</text:p>
          </table:table-cell>
          <table:table-cell office:value-type="string" calcext:value-type="string">
            <text:p>ET_FINAL</text:p>
          </table:table-cell>
          <table:table-cell office:value-type="string" calcext:value-type="string">
            <text:p>VCDEF</text:p>
          </table:table-cell>
          <table:table-cell office:value-type="string" calcext:value-type="string">
            <text:p>BA14</text:p>
          </table:table-cell>
          <table:table-cell office:value-type="string" calcext:value-type="string">
            <text:p>CONC</text:p>
          </table:table-cell>
          <table:table-cell office:value-type="string" calcext:value-type="string">
            <text:p>DA2016</text:p>
          </table:table-cell>
          <table:table-cell office:value-type="string" calcext:value-type="string">
            <text:p>UNPCH</text:p>
          </table:table-cell>
          <table:table-cell office:value-type="string" calcext:value-type="string">
            <text:p>SIS1</text:p>
          </table:table-cell>
          <table:table-cell office:value-type="string" calcext:value-type="string">
            <text:p>AENANN_TOTAL</text:p>
          </table:table-cell>
          <table:table-cell office:value-type="string" calcext:value-type="string">
            <text:p>OPP11</text:p>
          </table:table-cell>
          <table:table-cell office:value-type="string" calcext:value-type="string">
            <text:p>SPS0</text:p>
          </table:table-cell>
          <table:table-cell office:value-type="string" calcext:value-type="string">
            <text:p>PCRP</text:p>
          </table:table-cell>
          <table:table-cell office:value-type="float" office:value="56.7" calcext:value-type="float">
            <text:p>56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day/>
      <number:text>-</number:text>
      <number:month number:textual="true"/>
      <number:text>-</number:text>
      <number:year number:style="long"/>
    </number:date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Vrai</number:text>
    </number:number-style>
    <number:number-style style:name="N139P1" style:volatile="true">
      <number:text>Vrai</number:text>
    </number:number-style>
    <number:number-style style:name="N139">
      <number:text>Faux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Actif</number:text>
    </number:number-style>
    <number:number-style style:name="N141P1" style:volatile="true">
      <number:text>Actif</number:text>
    </number:number-style>
    <number:number-style style:name="N141">
      <number:text>Inactif</number:text>
      <style:map style:condition="value()&gt;0" style:apply-style-name="N141P0"/>
      <style:map style:condition="value()&lt;0" style:apply-style-name="N141P1"/>
    </number:number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67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67P2" style:volatile="true">
      <loext:text> </loext:text>
      <loext:fill-character> </loext:fill-character>
      <number:text>- F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0" loext:min-decimal-places="0" number:min-integer-digits="4"/>
    </number:number-style>
    <number:number-style style:name="N173">
      <number:number number:decimal-places="0" loext:min-decimal-places="0" number:min-integer-digits="2"/>
    </number:number-style>
    <number:number-style style:name="N174P0" style:volatile="true">
      <number:number number:decimal-places="2" loext:min-decimal-places="2" number:min-integer-digits="1" number:grouping="true"/>
    </number:number-style>
    <number:number-style style:name="N17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number number:decimal-places="1" loext:min-decimal-places="1" number:min-integer-digits="1" number:grouping="true"/>
    </number:number-style>
    <number:number-style style:name="N17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number number:decimal-places="0" loext:min-decimal-places="0" number:min-integer-digits="1" number:grouping="true"/>
    </number:number-style>
    <number:number-style style:name="N17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percentage-style style:name="N178">
      <number:number number:decimal-places="1" loext:min-decimal-places="1" number:min-integer-digits="1"/>
      <number:text>%</number:text>
    </number:percentage-style>
    <number:number-style style:name="N18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1" loext:min-decimal-places="1" number:min-integer-digits="1" number:grouping="true"/>
      <number:text> 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27:36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Consalès</meta:initial-creator>
    <meta:creation-date>2019-03-27T14:56:51.547000000</meta:creation-date>
    <dc:date>2019-03-27T15:28:08.977000000</dc:date>
    <dc:creator>Georges Consalès</dc:creator>
    <meta:editing-duration>PT26M36S</meta:editing-duration>
    <meta:editing-cycles>4</meta:editing-cycles>
    <meta:generator>LibreOffice/5.4.6.2$Windows_X86_64 LibreOffice_project/4014ce260a04f1026ba855d3b8d91541c224eab8</meta:generator>
    <meta:document-statistic meta:table-count="1" meta:cell-count="2964" meta:object-count="0"/>
  </office:meta>
</office:document-meta>
</file>